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e90c5" officeooo:paragraph-rsid="001e90c5"/>
    </style:style>
    <style:style style:name="P2" style:family="paragraph" style:parent-style-name="Standard">
      <style:paragraph-properties fo:text-align="center" style:justify-single-word="false"/>
      <style:text-properties officeooo:rsid="001e90c5" officeooo:paragraph-rsid="001e90c5"/>
    </style:style>
    <style:style style:name="P3" style:family="paragraph" style:parent-style-name="Standard">
      <style:text-properties officeooo:rsid="001e90c5" officeooo:paragraph-rsid="0021d12a"/>
    </style:style>
    <style:style style:name="P4" style:family="paragraph" style:parent-style-name="Standard">
      <style:text-properties officeooo:rsid="001e90c5" officeooo:paragraph-rsid="00272ac8"/>
    </style:style>
    <style:style style:name="P5" style:family="paragraph" style:parent-style-name="Standard">
      <style:text-properties officeooo:rsid="0020d55d" officeooo:paragraph-rsid="0020d55d"/>
    </style:style>
    <style:style style:name="P6" style:family="paragraph" style:parent-style-name="Standard">
      <style:text-properties officeooo:rsid="0021d12a" officeooo:paragraph-rsid="0024f375"/>
    </style:style>
    <style:style style:name="P7" style:family="paragraph" style:parent-style-name="Standard">
      <style:text-properties officeooo:rsid="0024f375" officeooo:paragraph-rsid="0024f375"/>
    </style:style>
    <style:style style:name="P8" style:family="paragraph" style:parent-style-name="Standard">
      <style:text-properties officeooo:rsid="002676d4" officeooo:paragraph-rsid="002676d4"/>
    </style:style>
    <style:style style:name="P9" style:family="paragraph" style:parent-style-name="Standard">
      <style:text-properties officeooo:rsid="002676d4" officeooo:paragraph-rsid="00272ac8"/>
    </style:style>
    <style:style style:name="P10" style:family="paragraph" style:parent-style-name="Standard">
      <style:text-properties officeooo:rsid="0023294c" officeooo:paragraph-rsid="0024f375"/>
    </style:style>
    <style:style style:name="P11" style:family="paragraph" style:parent-style-name="Standard">
      <style:text-properties officeooo:rsid="0020d55d" officeooo:paragraph-rsid="00272ac8"/>
    </style:style>
    <style:style style:name="P12" style:family="paragraph" style:parent-style-name="Title">
      <style:text-properties officeooo:rsid="001e90c5"/>
    </style:style>
    <style:style style:name="T1" style:family="text">
      <style:text-properties officeooo:rsid="0020d55d"/>
    </style:style>
    <style:style style:name="T2" style:family="text">
      <style:text-properties style:text-position="sub 58%"/>
    </style:style>
    <style:style style:name="T3" style:family="text">
      <style:text-properties officeooo:rsid="0021d12a"/>
    </style:style>
    <style:style style:name="T4" style:family="text">
      <style:text-properties officeooo:rsid="0023294c"/>
    </style:style>
    <style:style style:name="T5" style:family="text">
      <style:text-properties officeooo:rsid="0024f375"/>
    </style:style>
    <style:style style:name="T6" style:family="text">
      <style:text-properties officeooo:rsid="002676d4"/>
    </style:style>
    <style:style style:name="T7" style:family="text">
      <style:text-properties officeooo:rsid="00272ac8"/>
    </style:style>
    <style:style style:name="T8" style:family="text">
      <style:text-properties officeooo:rsid="002af3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Unit Interval Focus</text:p>
      <text:p text:style-name="P2">by Sven Nilsen, 2018</text:p>
      <text:p text:style-name="P1"/>
      <text:p text:style-name="P1">In this paper I represent a function that maps the unit interval to itself, focused <text:span text:style-name="T1">on</text:span> an attractor value:</text:p>
      <text:p text:style-name="P1"/>
      <text:p text:style-name="P3"><text:tab/><text:span text:style-name="T3">uif</text:span>(a : <text:span text:style-name="T3">prob</text:span>, <text:span text:style-name="T1">b : (&gt;= 0), x</text:span> : <text:span text:style-name="T1">prob</text:span>) = <text:span text:style-name="T1">if x &lt; a {a*(1-(1-x/a)^b)} else {(1-a)*((x-a)/(1-a))^b+a}</text:span></text:p>
      <text:p text:style-name="P1"/>
      <text:p text:style-name="P5">`a` controls the attractor value and `b` controls focus:</text:p>
      <text:p text:style-name="P5"/>
      <text:p text:style-name="P5"><text:tab/><text:span text:style-name="T6">b = 0<text:tab/><text:tab/>Negatively focused</text:span></text:p>
      <text:p text:style-name="P5"><text:tab/><text:span text:style-name="T6">b = 1<text:tab/><text:tab/>Unfocused</text:span></text:p>
      <text:p text:style-name="P5"><text:tab/><text:span text:style-name="T6">b = ∞<text:tab/><text:tab/>Focused</text:span></text:p>
      <text:p text:style-name="P5"/>
      <text:p text:style-name="P5">This function has many desirable mathematical properties.</text:p>
      <text:p text:style-name="P5"/>
      <text:p text:style-name="P5">One <text:span text:style-name="T4">such </text:span>property is <text:span text:style-name="T3">for all values of `a` when `b` is non-zero, the codomain covers the unit interval:</text:span></text:p>
      <text:p text:style-name="P5"/>
      <text:p text:style-name="P5"><text:tab/>∀ a : prob, b : <text:span text:style-name="T3">(&gt; 0)</text:span> { ∃<text:span text:style-name="T3">uif</text:span>(a, b) &lt;=&gt; prob }</text:p>
      <text:p text:style-name="P5"/>
      <text:p text:style-name="P7">Basically, it says that when it’s not <text:span text:style-name="T6">negatively </text:span>focused, it always maps back to itself. This property is very nice for <text:span text:style-name="T6">constructing </text:span>global optimization algorithms that behave asymptotically <text:span text:style-name="T6">similar to local optimization algorithms. This was the primary motivation behind the design of the `uif` function.</text:span></text:p>
      <text:p text:style-name="P5"/>
      <text:p text:style-name="P6">Here, `<text:span text:style-name="T1">∃</text:span>uif<text:span text:style-name="T1">(a, b)</text:span>` means the existential path of `uif<text:span text:style-name="T1">(a, b)</text:span>`. It returns `true` for <text:span text:style-name="T4">all values that the function returns, which is the same as the sub-type of the codomain. It is called a “higher order existential path” because the expression contains an existential path quantified over some parameters.</text:span></text:p>
      <text:p text:style-name="P6"/>
      <text:p text:style-name="P10">Since the existential path is quantified over `a` that has the same sub-type as the input, one can use parameter elimination of higher order existential paths to write:</text:p>
      <text:p text:style-name="P6"/>
      <text:p text:style-name="P6"><text:tab/><text:span text:style-name="T1">∀ b : </text:span>(&gt; 0) <text:span text:style-name="T5">{ ∃(uif b) &lt;=&gt; prob }</text:span></text:p>
      <text:p text:style-name="P6"/>
      <text:p text:style-name="P8">It turns out that when `b = 0`, the `uif` function has another desirable mathematical property:</text:p>
      <text:p text:style-name="P8"/>
      <text:p text:style-name="P9"><text:tab/><text:span text:style-name="T5">∃(uif 0) &lt;=&gt; (= 0) ∨ (= 1)<text:tab/><text:tab/>It returns `0` or `1` when negatively focused</text:span></text:p>
      <text:p text:style-name="P8"/>
      <text:p text:style-name="P8"><text:tab/>(<text:span text:style-name="T5">∃</text:span><text:span text:style-name="T2">p</text:span><text:span text:style-name="T5">(uif </text:span>0<text:span text:style-name="T5">)</text:span>)(0) = a<text:tab/><text:tab/>&lt;=&gt;<text:tab/><text:tab/>0 : [<text:span text:style-name="T5">∃</text:span><text:span text:style-name="T2">p</text:span><text:span text:style-name="T5">(uif </text:span>0<text:span text:style-name="T5">)</text:span>] a</text:p>
      <text:p text:style-name="P8"><text:tab/>(<text:span text:style-name="T5">∃</text:span><text:span text:style-name="T2">p</text:span><text:span text:style-name="T5">(uif </text:span>0<text:span text:style-name="T5">)</text:span>)(1) = 1 – a<text:tab/><text:tab/>&lt;=&gt;<text:tab/><text:tab/>1 : [<text:span text:style-name="T5">∃</text:span><text:span text:style-name="T2">p</text:span><text:span text:style-name="T5">(uif </text:span>0<text:span text:style-name="T5">)</text:span>] (1 – a)</text:p>
      <text:p text:style-name="P8"/>
      <text:p text:style-name="P8">When negatively focused and choosing some random input from the unit interval, the `uif` function returns `0` <text:span text:style-name="T7">a fraction of the time corresponding to `a` and `1` all other times.</text:span></text:p>
      <text:p text:style-name="P8"/>
      <text:p text:style-name="P8">Another desirable mathematical property <text:span text:style-name="T7">is that the derivative at `a` is the reciprocal of `b`:</text:span></text:p>
      <text:p text:style-name="P8"/>
      <text:p text:style-name="P11"><text:tab/>∀ <text:span text:style-name="T8">a : prob, </text:span>b : (&gt; 0) { <text:span text:style-name="T8">uif</text:span>(a, <text:span text:style-name="T8">b</text:span>)’<text:span text:style-name="T8">(a)</text:span> = 1 / b }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07:56:22.595839000</meta:creation-date>
    <dc:date>2019-01-02T21:32:59.055548000</dc:date>
    <meta:editing-duration>PT3M4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2" meta:word-count="354" meta:character-count="1958" meta:non-whitespace-character-count="1606"/>
  </office:meta>
</office:document-meta>
</file>